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MemberTypeAnnotationProcessorFactory.supported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MemberTypeAnnotationProcessorFactory.supportedAnnota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MemberTypeAnnotationProcessorFactory.getProcessorF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